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7.41pt"/>
    </style:style>
    <style:style style:name="co2" style:family="table-column">
      <style:table-column-properties fo:break-before="auto" style:column-width="196.55pt"/>
    </style:style>
    <style:style style:name="co3" style:family="table-column">
      <style:table-column-properties fo:break-before="auto" style:column-width="316.69pt"/>
    </style:style>
    <style:style style:name="co4" style:family="table-column">
      <style:table-column-properties fo:break-before="auto" style:column-width="161.09pt"/>
    </style:style>
    <style:style style:name="co5" style:family="table-column">
      <style:table-column-properties fo:break-before="auto" style:column-width="169.46pt"/>
    </style:style>
    <style:style style:name="co6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iltered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lter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LinkedIn</text:p>
          </table:table-cell>
          <table:table-cell table:style-name="ce1" office:value-type="string" calcext:value-type="string">
            <text:p>Company</text:p>
          </table:table-cell>
          <table:table-cell table:style-name="ce1" office:value-type="string" calcext:value-type="string">
            <text:p>Job Title</text:p>
          </table:table-cell>
          <table:table-cell table:style-name="ce3" office:value-type="string" calcext:value-type="string">
            <text:p>Responsible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Allie Khan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s://www.linkedin.com/in/alliekhan/" xlink:type="simple">https://www.linkedin.com/in/alliekhan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rosper Otemuyiwa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s://www.linkedin.com/in/prosperotemuyiwa/" xlink:type="simple">https://www.linkedin.com/in/prosperotemuyiwa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li Shaaban</text:p>
          </table:table-cell>
          <table:table-cell table:style-name="ce1" office:value-type="string" calcext:value-type="string">
            <text:p>Cairo, Al Qahirah, Egypt</text:p>
          </table:table-cell>
          <table:table-cell table:style-name="ce2" office:value-type="string" calcext:value-type="string">
            <text:p><text:a xlink:href="https://www.linkedin.com/in/alishaaban/" xlink:type="simple">https://www.linkedin.com/in/alishaaban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ayo Oviosu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www.linkedin.com/in/tayo-oviosu-0a9a765" xlink:type="simple">https://www.linkedin.com/in/tayo-oviosu-0a9a765</text:a></text:p>
          </table:table-cell>
          <table:table-cell table:style-name="ce1" office:value-type="string" calcext:value-type="string">
            <text:p>Paga</text:p>
          </table:table-cell>
          <table:table-cell table:style-name="ce1" office:value-type="string" calcext:value-type="string">
            <text:p>Founder &amp;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milian Popa</text:p>
          </table:table-cell>
          <table:table-cell table:style-name="ce1" office:value-type="string" calcext:value-type="string">
            <text:p>Nairobi, Nairobi Area, Kenya</text:p>
          </table:table-cell>
          <table:table-cell table:style-name="ce2" office:value-type="string" calcext:value-type="string">
            <text:p><text:a xlink:href="https://www.linkedin.com/in/emilianpopa" xlink:type="simple">https://www.linkedin.com/in/emilianpopa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hillip Sebole Masango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s://www.linkedin.com/in/phillipsms" xlink:type="simple">https://www.linkedin.com/in/phillipsms</text:a></text:p>
          </table:table-cell>
          <table:table-cell table:style-name="ce1" office:value-type="string" calcext:value-type="string">
            <text:p>Allan Gray Orbis Foundation</text:p>
          </table:table-cell>
          <table:table-cell table:style-name="ce1" office:value-type="string" calcext:value-type="string">
            <text:p>Mento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aron Fu</text:p>
          </table:table-cell>
          <table:table-cell table:style-name="ce1" office:value-type="string" calcext:value-type="string">
            <text:p>Nairobi, Nairobi Area, Kenya</text:p>
          </table:table-cell>
          <table:table-cell table:style-name="ce2" office:value-type="string" calcext:value-type="string">
            <text:p><text:a xlink:href="https://www.linkedin.com/in/aaronqfu" xlink:type="simple">https://www.linkedin.com/in/aaronqfu</text:a></text:p>
          </table:table-cell>
          <table:table-cell table:style-name="ce1" office:value-type="string" calcext:value-type="string">
            <text:p>Catalyst Fund</text:p>
          </table:table-cell>
          <table:table-cell table:style-name="ce1" office:value-type="string" calcext:value-type="string">
            <text:p>Head of Growt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niel Guasco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s://www.linkedin.com/in/danielguasco" xlink:type="simple">https://www.linkedin.com/in/danielguasco</text:a></text:p>
          </table:table-cell>
          <table:table-cell table:style-name="ce1" office:value-type="string" calcext:value-type="string">
            <text:p>Click2Sure</text:p>
          </table:table-cell>
          <table:table-cell table:style-name="ce1" office:value-type="string" calcext:value-type="string">
            <text:p>CEO/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ristarichus Weru</text:p>
          </table:table-cell>
          <table:table-cell table:style-name="ce1" office:value-type="string" calcext:value-type="string">
            <text:p>Nairobi, Nairobi Area, Kenya</text:p>
          </table:table-cell>
          <table:table-cell table:style-name="ce2" office:value-type="string" calcext:value-type="string">
            <text:p><text:a xlink:href="https://www.linkedin.com/in/aristarichus-kuria-weru-0230966a/" xlink:type="simple">https://www.linkedin.com/in/aristarichus-kuria-weru-0230966a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re Aderinokun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www.linkedin.com/in/iaderinokun/" xlink:type="simple">https://www.linkedin.com/in/iaderinokun/</text:a></text:p>
          </table:table-cell>
          <table:table-cell table:style-name="ce1" office:value-type="string" calcext:value-type="string">
            <text:p>Buycoins</text:p>
          </table:table-cell>
          <table:table-cell table:style-name="ce1" office:value-type="string" calcext:value-type="string">
            <text:p>Co-Founder , COO &amp; VP of Engineering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ill Paladino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s://www.linkedin.com/in/bill-paladino-34aa67" xlink:type="simple">https://www.linkedin.com/in/bill-paladino-34aa67</text:a></text:p>
          </table:table-cell>
          <table:table-cell table:style-name="ce1" office:value-type="string" calcext:value-type="string">
            <text:p>Aella</text:p>
          </table:table-cell>
          <table:table-cell table:style-name="ce1" office:value-type="string" calcext:value-type="string">
            <text:p>Angel Investo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ynand Geldenhuys</text:p>
          </table:table-cell>
          <table:table-cell table:style-name="ce1" office:value-type="string" calcext:value-type="string">
            <text:p>Pretoria, NA - South Africa, South Africa</text:p>
          </table:table-cell>
          <table:table-cell table:style-name="ce2" office:value-type="string" calcext:value-type="string">
            <text:p><text:a xlink:href="https://www.linkedin.com/in/wynandg" xlink:type="simple">https://www.linkedin.com/in/wynandg</text:a></text:p>
          </table:table-cell>
          <table:table-cell table:style-name="ce1" office:value-type="string" calcext:value-type="string">
            <text:p>Vectra</text:p>
          </table:table-cell>
          <table:table-cell table:style-name="ce1" office:value-type="string" calcext:value-type="string">
            <text:p>Founder &amp;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ayne Gosling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s://za.linkedin.com/in/wayne-gosling-74241a14" xlink:type="simple">https://za.linkedin.com/in/wayne-gosling-74241a14</text:a></text:p>
          </table:table-cell>
          <table:table-cell table:style-name="ce1" office:value-type="string" calcext:value-type="string">
            <text:p>Twangoo South Africa</text:p>
          </table:table-cell>
          <table:table-cell table:style-name="ce1" office:value-type="string" calcext:value-type="string">
            <text:p>CO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dmond Nonie</text:p>
          </table:table-cell>
          <table:table-cell table:style-name="ce1" office:value-type="string" calcext:value-type="string">
            <text:p>Senegal, Africa</text:p>
          </table:table-cell>
          <table:table-cell table:style-name="ce2" office:value-type="string" calcext:value-type="string">
            <text:p><text:a xlink:href="https://www.linkedin.com/in/edmondbnonie/" xlink:type="simple">https://www.linkedin.com/in/edmondbnonie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Haresh Aswani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s://www.linkedin.com/in/haresh-aswani-69abbb20" xlink:type="simple">https://www.linkedin.com/in/haresh-aswani-69abbb20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regory Rockson</text:p>
          </table:table-cell>
          <table:table-cell table:style-name="ce1" office:value-type="string" calcext:value-type="string">
            <text:p>Ghana, Ebonyi, Nigeria</text:p>
          </table:table-cell>
          <table:table-cell table:style-name="ce2" office:value-type="string" calcext:value-type="string">
            <text:p><text:a xlink:href="https://www.linkedin.com/in/gregory-rockson-43804449" xlink:type="simple">https://www.linkedin.com/in/gregory-rockson-43804449</text:a></text:p>
          </table:table-cell>
          <table:table-cell table:style-name="ce1" office:value-type="string" calcext:value-type="string">
            <text:p>mPharma</text:p>
          </table:table-cell>
          <table:table-cell table:style-name="ce1" office:value-type="string" calcext:value-type="string">
            <text:p>Co-Founder &amp;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yane Kassiri</text:p>
          </table:table-cell>
          <table:table-cell table:style-name="ce1" office:value-type="string" calcext:value-type="string">
            <text:p>Africa</text:p>
          </table:table-cell>
          <table:table-cell table:style-name="ce2" office:value-type="string" calcext:value-type="string">
            <text:p><text:a xlink:href="https://www.linkedin.com/in/kyanekassiri/" xlink:type="simple">https://www.linkedin.com/in/kyanekassiri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rouk Kadous</text:p>
          </table:table-cell>
          <table:table-cell table:style-name="ce1" office:value-type="string" calcext:value-type="string">
            <text:p>Cairo, Al Qahirah, Egypt</text:p>
          </table:table-cell>
          <table:table-cell table:style-name="ce2" office:value-type="string" calcext:value-type="string">
            <text:p><text:a xlink:href="https://www.linkedin.com/in/fkk/" xlink:type="simple">https://www.linkedin.com/in/fkk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yodeji Adewunmi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://www.linkedin.com/in/ayodejiadewunmi" xlink:type="simple">http://www.linkedin.com/in/ayodejiadewunmi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hariff Abdulwalli</text:p>
          </table:table-cell>
          <table:table-cell table:style-name="ce1" office:value-type="string" calcext:value-type="string">
            <text:p>Nairobi, Nairobi Area, Kenya</text:p>
          </table:table-cell>
          <table:table-cell table:style-name="ce2" office:value-type="string" calcext:value-type="string">
            <text:p><text:a xlink:href="https://www.linkedin.com/in/abdulwalli-shariff-95414414/" xlink:type="simple">https://www.linkedin.com/in/abdulwalli-shariff-95414414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cott Gibson</text:p>
          </table:table-cell>
          <table:table-cell table:style-name="ce1" office:value-type="string" calcext:value-type="string">
            <text:p>Johannesburg, NA - South Africa, South Africa</text:p>
          </table:table-cell>
          <table:table-cell table:style-name="ce2" office:value-type="string" calcext:value-type="string">
            <text:p><text:a xlink:href="https://www.linkedin.com/in/scott-gibson-b0584514/" xlink:type="simple">https://www.linkedin.com/in/scott-gibson-b0584514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osin Eniolorunda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www.linkedin.com/in/tosin-eniolorunda-46833618/" xlink:type="simple">https://www.linkedin.com/in/tosin-eniolorunda-46833618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ostafa Amin</text:p>
          </table:table-cell>
          <table:table-cell table:style-name="ce1" office:value-type="string" calcext:value-type="string">
            <text:p>Egypt, Africa</text:p>
          </table:table-cell>
          <table:table-cell table:style-name="ce2" office:value-type="string" calcext:value-type="string">
            <text:p><text:a xlink:href="https://www.linkedin.com/in/mostafaaminway/" xlink:type="simple">https://www.linkedin.com/in/mostafaaminway/</text:a></text:p>
          </table:table-cell>
          <table:table-cell table:style-name="ce1" office:value-type="string" calcext:value-type="string">
            <text:p>Breadfast</text:p>
          </table:table-cell>
          <table:table-cell table:style-name="ce1" office:value-type="string" calcext:value-type="string">
            <text:p>CEO &amp; Co-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Ademola Adesina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www.linkedin.com/in/aadesina/" xlink:type="simple">https://www.linkedin.com/in/aadesina/</text:a></text:p>
          </table:table-cell>
          <table:table-cell table:style-name="ce1" office:value-type="string" calcext:value-type="string">
            <text:p>Rensource Energy</text:p>
          </table:table-cell>
          <table:table-cell table:style-name="ce1" office:value-type="string" calcext:value-type="string">
            <text:p>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oney Ogundeyi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s://www.linkedin.com/in/honeyogundeyi" xlink:type="simple">https://www.linkedin.com/in/honeyogundeyi</text:a></text:p>
          </table:table-cell>
          <table:table-cell table:style-name="ce1" office:value-type="string" calcext:value-type="string">
            <text:p>Edukoya</text:p>
          </table:table-cell>
          <table:table-cell table:style-name="ce1" office:value-type="string" calcext:value-type="string">
            <text:p>Founder and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haun Hurwitz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s://www.linkedin.com/in/shaun-hurwitz-3a6159207/" xlink:type="simple">https://www.linkedin.com/in/shaun-hurwitz-3a6159207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dunayo Eweniyi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www.linkedin.com/in/odunayoeweniyi" xlink:type="simple">https://www.linkedin.com/in/odunayoeweniyi</text:a></text:p>
          </table:table-cell>
          <table:table-cell table:style-name="ce1" office:value-type="string" calcext:value-type="string">
            <text:p>Piggyvest</text:p>
          </table:table-cell>
          <table:table-cell table:style-name="ce1" office:value-type="string" calcext:value-type="string">
            <text:p>Co-founder and CO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nyeka Akumah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s://www.linkedin.com/in/onyekaakumah" xlink:type="simple">https://www.linkedin.com/in/onyekaakumah</text:a></text:p>
          </table:table-cell>
          <table:table-cell table:style-name="ce1" office:value-type="string" calcext:value-type="string">
            <text:p>Treepz</text:p>
          </table:table-cell>
          <table:table-cell table:style-name="ce1" office:value-type="string" calcext:value-type="string">
            <text:p>CEO &amp; Co-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eonard Stiegeler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www.linkedin.com/in/leonardstiegeler/" xlink:type="simple">https://www.linkedin.com/in/leonardstiegeler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benro Dara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s://www.linkedin.com/in/gbenrodara" xlink:type="simple">https://www.linkedin.com/in/gbenrodara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li Pollak</text:p>
          </table:table-cell>
          <table:table-cell table:style-name="ce1" office:value-type="string" calcext:value-type="string">
            <text:p>Nairobi, Nairobi Area, Kenya</text:p>
          </table:table-cell>
          <table:table-cell table:style-name="ce2" office:value-type="string" calcext:value-type="string">
            <text:p><text:a xlink:href="https://www.linkedin.com/in/elipollak/" xlink:type="simple">https://www.linkedin.com/in/elipollak/</text:a></text:p>
          </table:table-cell>
          <table:table-cell table:style-name="ce1" office:value-type="string" calcext:value-type="string">
            <text:p>Apollo Agriculture</text:p>
          </table:table-cell>
          <table:table-cell table:style-name="ce1" office:value-type="string" calcext:value-type="string">
            <text:p>Founder &amp;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keem Belo-Osagie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www.linkedin.com/in/hakeem-belo-osagie-8338b719b/" xlink:type="simple">https://www.linkedin.com/in/hakeem-belo-osagie-8338b719b/</text:a></text:p>
          </table:table-cell>
          <table:table-cell table:style-name="ce1" office:value-type="string" calcext:value-type="string">
            <text:p>Metis Capital Partners</text:p>
          </table:table-cell>
          <table:table-cell table:style-name="ce1" office:value-type="string" calcext:value-type="string">
            <text:p>Charima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o Nwoye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://www.linkedin.com/in/oonwoye" xlink:type="simple">http://www.linkedin.com/in/oonwoye</text:a></text:p>
          </table:table-cell>
          <table:table-cell table:style-name="ce1" office:value-type="string" calcext:value-type="string">
            <text:p>Callbase</text:p>
          </table:table-cell>
          <table:table-cell table:style-name="ce1" office:value-type="string" calcext:value-type="string">
            <text:p>Co-Founder &amp;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che Pedro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s://www.linkedin.com/in/uchepedro" xlink:type="simple">https://www.linkedin.com/in/uchepedro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Enagwolor Johnny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www.linkedin.com/in/johnny-enagwolor-99b83766" xlink:type="simple">https://www.linkedin.com/in/johnny-enagwolor-99b83766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Ugochukwu Aronu</text:p>
          </table:table-cell>
          <table:table-cell table:style-name="ce1" office:value-type="string" calcext:value-type="string">
            <text:p>Enugu, Nigeria, Africa</text:p>
          </table:table-cell>
          <table:table-cell table:style-name="ce2" office:value-type="string" calcext:value-type="string">
            <text:p><text:a xlink:href="https://www.linkedin.com/in/ugochukwu-aronu-4477a59b" xlink:type="simple">https://www.linkedin.com/in/ugochukwu-aronu-4477a59b</text:a></text:p>
          </table:table-cell>
          <table:table-cell table:style-name="ce1" office:value-type="string" calcext:value-type="string">
            <text:p>XEND</text:p>
          </table:table-cell>
          <table:table-cell table:style-name="ce1" office:value-type="string" calcext:value-type="string">
            <text:p>Co-Founder And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nneth Ntende</text:p>
          </table:table-cell>
          <table:table-cell table:style-name="ce1" office:value-type="string" calcext:value-type="string">
            <text:p>Kampala, Kampala, Uganda</text:p>
          </table:table-cell>
          <table:table-cell table:style-name="ce2" office:value-type="string" calcext:value-type="string">
            <text:p><text:a xlink:href="https://www.linkedin.com/in/ntendekenneth/" xlink:type="simple">https://www.linkedin.com/in/ntendekenneth/</text:a></text:p>
          </table:table-cell>
          <table:table-cell table:style-name="ce1" office:value-type="string" calcext:value-type="string">
            <text:p>MonkeyPesa</text:p>
          </table:table-cell>
          <table:table-cell table:style-name="ce1" office:value-type="string" calcext:value-type="string">
            <text:p>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Olawale Ajayi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s://www.linkedin.com/in/olawale-o-ajayi-8549621b3/" xlink:type="simple">https://www.linkedin.com/in/olawale-o-ajayi-8549621b3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ictor Asemota</text:p>
          </table:table-cell>
          <table:table-cell table:style-name="ce1" office:value-type="string" calcext:value-type="string">
            <text:p>Ghana, Africa</text:p>
          </table:table-cell>
          <table:table-cell table:style-name="ce2" office:value-type="string" calcext:value-type="string">
            <text:p><text:a xlink:href="https://www.linkedin.com/in/asemota/" xlink:type="simple">https://www.linkedin.com/in/asemota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haled Ben Jilani</text:p>
          </table:table-cell>
          <table:table-cell table:style-name="ce1" office:value-type="string" calcext:value-type="string">
            <text:p>Tunis, Tunis, Tunisia</text:p>
          </table:table-cell>
          <table:table-cell table:style-name="ce2" office:value-type="string" calcext:value-type="string">
            <text:p><text:a xlink:href="https://www.linkedin.com/in/khaledbenjilani/" xlink:type="simple">https://www.linkedin.com/in/khaledbenjilani/</text:a></text:p>
          </table:table-cell>
          <table:table-cell table:style-name="ce1" office:value-type="string" calcext:value-type="string">
            <text:p>AfricInvest</text:p>
          </table:table-cell>
          <table:table-cell table:style-name="ce1" office:value-type="string" calcext:value-type="string">
            <text:p>Senior Partn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mson Larsson</text:p>
          </table:table-cell>
          <table:table-cell table:style-name="ce1" office:value-type="string" calcext:value-type="string">
            <text:p>Nairobi, Nairobi Area, Kenya</text:p>
          </table:table-cell>
          <table:table-cell table:style-name="ce2" office:value-type="string" calcext:value-type="string">
            <text:p><text:a xlink:href="https://www.linkedin.com/in/samsonlarsson/" xlink:type="simple">https://www.linkedin.com/in/samsonlarsson/</text:a></text:p>
          </table:table-cell>
          <table:table-cell table:style-name="ce1" office:value-type="string" calcext:value-type="string">
            <text:p>Ayazona</text:p>
          </table:table-cell>
          <table:table-cell table:style-name="ce1" office:value-type="string" calcext:value-type="string">
            <text:p>Product Lead &amp; 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Willem Van Biljon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://za.linkedin.com/pub/willem-van-biljon/0/28a/140" xlink:type="simple">http://za.linkedin.com/pub/willem-van-biljon/0/28a/140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rk Forrester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://za.linkedin.com/in/mforrester" xlink:type="simple">http://za.linkedin.com/in/mforrester</text:a></text:p>
          </table:table-cell>
          <table:table-cell table:style-name="ce1" office:value-type="string" calcext:value-type="string">
            <text:p>WooThemes</text:p>
          </table:table-cell>
          <table:table-cell table:style-name="ce1" office:value-type="string" calcext:value-type="string">
            <text:p>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ohn Obaro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s://www.linkedin.com/in/john-tani-obaro-75a8a5" xlink:type="simple">https://www.linkedin.com/in/john-tani-obaro-75a8a5</text:a></text:p>
          </table:table-cell>
          <table:table-cell table:style-name="ce1" office:value-type="string" calcext:value-type="string">
            <text:p>SystemSpecs</text:p>
          </table:table-cell>
          <table:table-cell table:style-name="ce1" office:value-type="string" calcext:value-type="string">
            <text:p>Managing Director/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Eric Okechukwu</text:p>
          </table:table-cell>
          <table:table-cell table:style-name="ce1" office:value-type="string" calcext:value-type="string">
            <text:p>Port Harcourt, Rivers, Nigeria</text:p>
          </table:table-cell>
          <table:table-cell table:style-name="ce2" office:value-type="string" calcext:value-type="string">
            <text:p><text:a xlink:href="https://www.linkedin.com/in/eric-okechukwu-8097a0218/" xlink:type="simple">https://www.linkedin.com/in/eric-okechukwu-8097a0218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ustin Drennan</text:p>
          </table:table-cell>
          <table:table-cell table:style-name="ce1" office:value-type="string" calcext:value-type="string">
            <text:p>Johannesburg, NA - South Africa, South Africa</text:p>
          </table:table-cell>
          <table:table-cell table:style-name="ce2" office:value-type="string" calcext:value-type="string">
            <text:p><text:a xlink:href="https://www.linkedin.com/in/justindrennan" xlink:type="simple">https://www.linkedin.com/in/justindrennan</text:a></text:p>
          </table:table-cell>
          <table:table-cell table:style-name="ce1" office:value-type="string" calcext:value-type="string">
            <text:p>Parcelninja</text:p>
          </table:table-cell>
          <table:table-cell table:style-name="ce1" office:value-type="string" calcext:value-type="string">
            <text:p>Co-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Ifeoluwa Ojo</text:p>
          </table:table-cell>
          <table:table-cell table:style-name="ce1" office:value-type="string" calcext:value-type="string">
            <text:p>Lagos, Nigeria, Africa</text:p>
          </table:table-cell>
          <table:table-cell table:style-name="ce2" office:value-type="string" calcext:value-type="string">
            <text:p><text:a xlink:href="https://www.linkedin.com/in/ifeideas" xlink:type="simple">https://www.linkedin.com/in/ifeideas</text:a></text:p>
          </table:table-cell>
          <table:table-cell table:style-name="ce1" office:value-type="string" calcext:value-type="string">
            <text:p>DreamWorks Integrated Systems LTD</text:p>
          </table:table-cell>
          <table:table-cell table:style-name="ce1" office:value-type="string" calcext:value-type="string">
            <text:p>E-Operations Superviso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Josephs Quartzy</text:p>
          </table:table-cell>
          <table:table-cell table:style-name="ce1" office:value-type="string" calcext:value-type="string">
            <text:p>Tanzania, Africa</text:p>
          </table:table-cell>
          <table:table-cell table:style-name="ce2" office:value-type="string" calcext:value-type="string">
            <text:p><text:a xlink:href="https://www.linkedin.com/in/josephs-quartzy-011158214" xlink:type="simple">https://www.linkedin.com/in/josephs-quartzy-011158214</text:a></text:p>
          </table:table-cell>
          <table:table-cell table:style-name="ce1" office:value-type="string" calcext:value-type="string">
            <text:p>Bongo Times</text:p>
          </table:table-cell>
          <table:table-cell table:style-name="ce1" office:value-type="string" calcext:value-type="string">
            <text:p>Founder, Chief Executive Offic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k Allewell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s://www.linkedin.com/in/markallewell" xlink:type="simple">https://www.linkedin.com/in/markallewell</text:a></text:p>
          </table:table-cell>
          <table:table-cell table:style-name="ce1" office:value-type="string" calcext:value-type="string">
            <text:p>Sensor Networks</text:p>
          </table:table-cell>
          <table:table-cell table:style-name="ce1" office:value-type="string" calcext:value-type="string">
            <text:p>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artins Osodi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www.linkedin.com/in/martins-osodi-05337a64/" xlink:type="simple">https://www.linkedin.com/in/martins-osodi-05337a64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unde Aderemi Ibrahim</text:p>
          </table:table-cell>
          <table:table-cell table:style-name="ce1" office:value-type="string" calcext:value-type="string">
            <text:p>Ibadan, Oyo, Nigeria</text:p>
          </table:table-cell>
          <table:table-cell table:style-name="ce2" office:value-type="string" calcext:value-type="string">
            <text:p><text:a xlink:href="https://ng.linkedin.com/in/tundeburemo" xlink:type="simple">https://ng.linkedin.com/in/tundeburemo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llem van Zyl</text:p>
          </table:table-cell>
          <table:table-cell table:style-name="ce1" office:value-type="string" calcext:value-type="string">
            <text:p>Johannesburg, NA - South Africa, South Africa</text:p>
          </table:table-cell>
          <table:table-cell table:style-name="ce2" office:value-type="string" calcext:value-type="string">
            <text:p><text:a xlink:href="https://www.linkedin.com/in/willem-van-zyl-694aa620" xlink:type="simple">https://www.linkedin.com/in/willem-van-zyl-694aa620</text:a></text:p>
          </table:table-cell>
          <table:table-cell table:style-name="ce1" office:value-type="string" calcext:value-type="string">
            <text:p>Paymenow Group</text:p>
          </table:table-cell>
          <table:table-cell table:style-name="ce1" office:value-type="string" calcext:value-type="string">
            <text:p>Co-Founder &amp; Technical Directo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Hadeer Shalaby</text:p>
          </table:table-cell>
          <table:table-cell table:style-name="ce1" office:value-type="string" calcext:value-type="string">
            <text:p>Cairo, Al Qahirah, Egypt</text:p>
          </table:table-cell>
          <table:table-cell table:style-name="ce2" office:value-type="string" calcext:value-type="string">
            <text:p><text:a xlink:href="https://eg.linkedin.com/in/hadeer-shalaby-30304435" xlink:type="simple">https://eg.linkedin.com/in/hadeer-shalaby-30304435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ola Laoye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s://ng.linkedin.com/pub/fola-laoye/35/a98/77" xlink:type="simple">https://ng.linkedin.com/pub/fola-laoye/35/a98/77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acques Ludik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s://www.linkedin.com/in/jacques-ludik-0b22861/" xlink:type="simple">https://www.linkedin.com/in/jacques-ludik-0b22861/</text:a></text:p>
          </table:table-cell>
          <table:table-cell table:style-name="ce1" office:value-type="string" calcext:value-type="string">
            <text:p>Cortex Logic</text:p>
          </table:table-cell>
          <table:table-cell table:style-name="ce1" office:value-type="string" calcext:value-type="string">
            <text:p>Founder and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iola Alabi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s://www.linkedin.com/in/biola-alabi/" xlink:type="simple">https://www.linkedin.com/in/biola-alabi/</text:a></text:p>
          </table:table-cell>
          <table:table-cell table:style-name="ce1" office:value-type="string" calcext:value-type="string">
            <text:p>Biola Alabi Media</text:p>
          </table:table-cell>
          <table:table-cell table:style-name="ce1" office:value-type="string" calcext:value-type="string">
            <text:p>Managing Partn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efano Piotti</text:p>
          </table:table-cell>
          <table:table-cell table:style-name="ce1" office:value-type="string" calcext:value-type="string">
            <text:p>Nigeria, Africa</text:p>
          </table:table-cell>
          <table:table-cell table:style-name="ce2" office:value-type="string" calcext:value-type="string">
            <text:p><text:a xlink:href="https://www.linkedin.com/in/stefano-piotti-10086154/?originalSubdomain=ng" xlink:type="simple">https://www.linkedin.com/in/stefano-piotti-10086154/?originalSubdomain=ng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. Khaled Sherif</text:p>
          </table:table-cell>
          <table:table-cell table:style-name="ce1" office:value-type="string" calcext:value-type="string">
            <text:p>Cairo, Al Qahirah, Egypt</text:p>
          </table:table-cell>
          <table:table-cell table:style-name="ce2" office:value-type="string" calcext:value-type="string">
            <text:p><text:a xlink:href="https://www.linkedin.com/in/dr-khaled-sherif-0100744/" xlink:type="simple">https://www.linkedin.com/in/dr-khaled-sherif-0100744/</text:a></text:p>
          </table:table-cell>
          <table:table-cell table:style-name="ce1" office:value-type="string" calcext:value-type="string">
            <text:p>CEQUENS</text:p>
          </table:table-cell>
          <table:table-cell table:style-name="ce1" office:value-type="string" calcext:value-type="string">
            <text:p>Group Chairma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haled Nasser</text:p>
          </table:table-cell>
          <table:table-cell table:style-name="ce1" office:value-type="string" calcext:value-type="string">
            <text:p>Egypt, Africa</text:p>
          </table:table-cell>
          <table:table-cell table:style-name="ce2" office:value-type="string" calcext:value-type="string">
            <text:p><text:a xlink:href="https://eg.linkedin.com/in/khaled-nasser-243a5850" xlink:type="simple">https://eg.linkedin.com/in/khaled-nasser-243a5850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ahmoud Ali</text:p>
          </table:table-cell>
          <table:table-cell table:style-name="ce1" office:value-type="string" calcext:value-type="string">
            <text:p>Gîza, Al Jizah, Egypt</text:p>
          </table:table-cell>
          <table:table-cell table:style-name="ce2" office:value-type="string" calcext:value-type="string">
            <text:p><text:a xlink:href="https://www.linkedin.com/in/m7moud" xlink:type="simple">https://www.linkedin.com/in/m7moud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anasio Asher Namanya</text:p>
          </table:table-cell>
          <table:table-cell table:style-name="ce1" office:value-type="string" calcext:value-type="string">
            <text:p>Uganda, Africa</text:p>
          </table:table-cell>
          <table:table-cell table:style-name="ce2" office:value-type="string" calcext:value-type="string">
            <text:p><text:a xlink:href="https://ug.linkedin.com/in/asanasio-asher-namanya-93683735" xlink:type="simple">https://ug.linkedin.com/in/asanasio-asher-namanya-93683735</text:a></text:p>
          </table:table-cell>
          <table:table-cell table:style-name="ce1" office:value-type="string" calcext:value-type="string">
            <text:p>PesaMoni</text:p>
          </table:table-cell>
          <table:table-cell table:style-name="ce1" office:value-type="string" calcext:value-type="string">
            <text:p>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Kevin Owino</text:p>
          </table:table-cell>
          <table:table-cell table:style-name="ce1" office:value-type="string" calcext:value-type="string">
            <text:p>Nairobi, Nairobi Area, Kenya</text:p>
          </table:table-cell>
          <table:table-cell table:style-name="ce2" office:value-type="string" calcext:value-type="string">
            <text:p><text:a xlink:href="https://www.linkedin.com/in/owinokevin/" xlink:type="simple">https://www.linkedin.com/in/owinokevin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Nader El-Batrawi</text:p>
          </table:table-cell>
          <table:table-cell table:style-name="ce1" office:value-type="string" calcext:value-type="string">
            <text:p>Cairo, Al Qahirah, Egypt</text:p>
          </table:table-cell>
          <table:table-cell table:style-name="ce2" office:value-type="string" calcext:value-type="string">
            <text:p><text:a xlink:href="https://www.linkedin.com/in/naderelbatrawi" xlink:type="simple">https://www.linkedin.com/in/naderelbatrawi</text:a></text:p>
          </table:table-cell>
          <table:table-cell table:style-name="ce1" office:value-type="string" calcext:value-type="string">
            <text:p>Jobzella</text:p>
          </table:table-cell>
          <table:table-cell table:style-name="ce1" office:value-type="string" calcext:value-type="string">
            <text:p>Founder &amp;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Christiane Henke</text:p>
          </table:table-cell>
          <table:table-cell table:style-name="ce1" office:value-type="string" calcext:value-type="string">
            <text:p>Namibia, Africa</text:p>
          </table:table-cell>
          <table:table-cell table:style-name="ce2" office:value-type="string" calcext:value-type="string">
            <text:p><text:a xlink:href="https://www.linkedin.com/in/christiane-henke-0a393a114/" xlink:type="simple">https://www.linkedin.com/in/christiane-henke-0a393a114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shraf Bacheet</text:p>
          </table:table-cell>
          <table:table-cell table:style-name="ce1" office:value-type="string" calcext:value-type="string">
            <text:p>Cairo, Al Qahirah, Egypt</text:p>
          </table:table-cell>
          <table:table-cell table:style-name="ce2" office:value-type="string" calcext:value-type="string">
            <text:p><text:a xlink:href="https://eg.linkedin.com/in/bacheet" xlink:type="simple">https://eg.linkedin.com/in/bacheet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edoyin Adekoniye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www.linkedin.com/in/adedoyin-adekoniye" xlink:type="simple">https://www.linkedin.com/in/adedoyin-adekoniye</text:a></text:p>
          </table:table-cell>
          <table:table-cell table:style-name="ce1" office:value-type="string" calcext:value-type="string">
            <text:p>Acodeclass</text:p>
          </table:table-cell>
          <table:table-cell table:style-name="ce1" office:value-type="string" calcext:value-type="string">
            <text:p>Founder / CE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niel van Tonder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s://www.linkedin.com/in/danievantonder" xlink:type="simple">https://www.linkedin.com/in/danievantonder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deniyi Adesuyi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www.linkedin.com/in/niyiadesuyi/" xlink:type="simple">https://www.linkedin.com/in/niyiadesuyi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Johnny Falla</text:p>
          </table:table-cell>
          <table:table-cell table:style-name="ce1" office:value-type="string" calcext:value-type="string">
            <text:p>Kenya, Africa</text:p>
          </table:table-cell>
          <table:table-cell table:style-name="ce2" office:value-type="string" calcext:value-type="string">
            <text:p><text:a xlink:href="https://www.linkedin.com/in/johnnyfalla/" xlink:type="simple">https://www.linkedin.com/in/johnnyfalla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Oluwole Aiyela</text:p>
          </table:table-cell>
          <table:table-cell table:style-name="ce1" office:value-type="string" calcext:value-type="string">
            <text:p>Lagos, Lagos, Nigeria</text:p>
          </table:table-cell>
          <table:table-cell table:style-name="ce2" office:value-type="string" calcext:value-type="string">
            <text:p><text:a xlink:href="https://ng.linkedin.com/in/oluwole-aiyela-56a149a" xlink:type="simple">https://ng.linkedin.com/in/oluwole-aiyela-56a149a</text:a></text:p>
          </table:table-cell>
          <table:table-cell table:style-name="ce1" office:value-type="string" calcext:value-type="string">
            <text:p>Ameraki Institute Inc</text:p>
          </table:table-cell>
          <table:table-cell table:style-name="ce1" office:value-type="string" calcext:value-type="string">
            <text:p>Found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andile Shabangu</text:p>
          </table:table-cell>
          <table:table-cell table:style-name="ce1" office:value-type="string" calcext:value-type="string">
            <text:p>South Africa, Africa</text:p>
          </table:table-cell>
          <table:table-cell table:style-name="ce2" office:value-type="string" calcext:value-type="string">
            <text:p><text:a xlink:href="http://www.linkedin.com/in/sandileshabangu" xlink:type="simple">http://www.linkedin.com/in/sandileshabangu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asem El Kashef</text:p>
          </table:table-cell>
          <table:table-cell table:style-name="ce1" office:value-type="string" calcext:value-type="string">
            <text:p>Cairo, Al Qahirah, Egypt</text:p>
          </table:table-cell>
          <table:table-cell table:style-name="ce2" office:value-type="string" calcext:value-type="string">
            <text:p><text:a xlink:href="https://www.linkedin.com/in/basemelkashef/" xlink:type="simple">https://www.linkedin.com/in/basemelkashef/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Augustine Anokye-Wusu</text:p>
          </table:table-cell>
          <table:table-cell table:style-name="ce1" office:value-type="string" calcext:value-type="string">
            <text:p>Accra, Greater Accra, Ghana</text:p>
          </table:table-cell>
          <table:table-cell table:style-name="ce2" office:value-type="string" calcext:value-type="string">
            <text:p><text:a xlink:href="https://www.linkedin.com/in/augustine-kwadwo-anokye-wusu-4aa96369/" xlink:type="simple">https://www.linkedin.com/in/augustine-kwadwo-anokye-wusu-4aa96369/</text:a></text:p>
          </table:table-cell>
          <table:table-cell table:style-name="ce1" office:value-type="string" calcext:value-type="string">
            <text:p>Market Click (Click Apps)</text:p>
          </table:table-cell>
          <table:table-cell table:style-name="ce1" office:value-type="string" calcext:value-type="string">
            <text:p>Executiv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ike Ratcliffe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s://www.linkedin.com/in/mikerat" xlink:type="simple">https://www.linkedin.com/in/mikerat</text:a></text:p>
          </table:table-cell>
          <table:table-cell table:style-name="ce1" office:value-type="string" calcext:value-type="string">
            <text:p>Vilafonte Vineyards</text:p>
          </table:table-cell>
          <table:table-cell table:style-name="ce1" office:value-type="string" calcext:value-type="string">
            <text:p>Co-founder &amp; Managing Partn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Dawn Nathan -Jones</text:p>
          </table:table-cell>
          <table:table-cell table:style-name="ce1" office:value-type="string" calcext:value-type="string">
            <text:p>Johannesburg, NA - South Africa, South Africa</text:p>
          </table:table-cell>
          <table:table-cell table:style-name="ce2" office:value-type="string" calcext:value-type="string">
            <text:p><text:a xlink:href="https://www.linkedin.com/in/dawn-nathan-jones-0a38aa28" xlink:type="simple">https://www.linkedin.com/in/dawn-nathan-jones-0a38aa28</text:a>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 der Spuy Brink</text:p>
          </table:table-cell>
          <table:table-cell table:style-name="ce1" office:value-type="string" calcext:value-type="string">
            <text:p>Cape Town, NA - South Africa, South Africa</text:p>
          </table:table-cell>
          <table:table-cell table:style-name="ce2" office:value-type="string" calcext:value-type="string">
            <text:p><text:a xlink:href="https://www.linkedin.com/in/vdsbrink" xlink:type="simple">https://www.linkedin.com/in/vdsbrink</text:a></text:p>
          </table:table-cell>
          <table:table-cell table:style-name="ce1" office:value-type="string" calcext:value-type="string">
            <text:p>Corvus CC</text:p>
          </table:table-cell>
          <table:table-cell table:style-name="ce1" office:value-type="string" calcext:value-type="string">
            <text:p>Business Owner</text:p>
          </table:table-cell>
          <table:table-cell table:number-columns-repeated="1019"/>
        </table:table-row>
        <table:table-row table:style-name="ro2" table:number-rows-repeated="1048498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Filtered.$A$1" table:cell-range-address="$Filtered.$A$1:.$F$77"/>
        </table:named-expressions>
      </table:table>
      <table:named-expressions/>
      <table:database-ranges>
        <table:database-range table:name="__Anonymous_Sheet_DB__0" table:target-range-address="Filtered.A1:Filtered.F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ltered" style:display-name="PageStyle_Filter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10" meta:object-count="0"/>
    <meta:generator>LibreOfficeDev/6.0.5.2$Linux_X86_64 LibreOffice_project/</meta:generator>
  </office:meta>
</office:document-meta>
</file>